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4000000FD185FA05E6D167837.png" manifest:media-type="image/png"/>
  <manifest:file-entry manifest:full-path="Pictures/100002010000015A00000049A7C9D42B27622E3B.png" manifest:media-type="image/png"/>
  <manifest:file-entry manifest:full-path="Pictures/10000201000001F40000004EDC406253BDC1AA40.png" manifest:media-type="image/png"/>
  <manifest:file-entry manifest:full-path="Pictures/10000201000002DC000000530C922CD30908B706.png" manifest:media-type="image/png"/>
  <manifest:file-entry manifest:full-path="Pictures/10000201000002AA000000532D966169C121C0FA.png" manifest:media-type="image/png"/>
  <manifest:file-entry manifest:full-path="Pictures/10000201000002950000004B5E35831FE5E2FB61.png" manifest:media-type="image/png"/>
  <manifest:file-entry manifest:full-path="Pictures/10000201000000D200000049AE576A043CF9FA09.png" manifest:media-type="image/png"/>
  <manifest:file-entry manifest:full-path="Pictures/1000020100000404000000533197B378BD4A8C5A.png" manifest:media-type="image/png"/>
  <manifest:file-entry manifest:full-path="Pictures/10000201000002EC00000053AD30ED86EDDD34F7.png" manifest:media-type="image/png"/>
  <manifest:file-entry manifest:full-path="Pictures/10000201000003EB00000053581693052335040E.png" manifest:media-type="image/png"/>
  <manifest:file-entry manifest:full-path="Pictures/100002010000011F000000478871843D5E50AD37.png" manifest:media-type="image/png"/>
  <manifest:file-entry manifest:full-path="Pictures/100002010000005B000000454329E126993728D0.png" manifest:media-type="image/png"/>
  <manifest:file-entry manifest:full-path="Pictures/10000201000000E10000004BBEB50A75DF30DB56.png" manifest:media-type="image/png"/>
  <manifest:file-entry manifest:full-path="Pictures/10000201000002C100000053C813632072EAE5F5.png" manifest:media-type="image/png"/>
  <manifest:file-entry manifest:full-path="Pictures/100002010000005400000045631D792DD3394198.png" manifest:media-type="image/png"/>
  <manifest:file-entry manifest:full-path="Pictures/10000201000001DC0000004B552935B5882EB071.png" manifest:media-type="image/png"/>
  <manifest:file-entry manifest:full-path="Pictures/10000201000001EA00000053EA13CD638D2360BC.png" manifest:media-type="image/png"/>
  <manifest:file-entry manifest:full-path="Pictures/10000201000002A500000053D55AD0D60E7EBB5A.png" manifest:media-type="image/png"/>
  <manifest:file-entry manifest:full-path="Pictures/10000201000002630000004B76622CDDCE67BE71.png" manifest:media-type="image/png"/>
  <manifest:file-entry manifest:full-path="Pictures/10000201000001170000003CE38B35DD16678A40.png" manifest:media-type="image/png"/>
  <manifest:file-entry manifest:full-path="Pictures/10000201000001F00000004B16353825851D77F5.png" manifest:media-type="image/png"/>
  <manifest:file-entry manifest:full-path="Pictures/10000201000001A0000000487DCF4935FD5B7486.png" manifest:media-type="image/png"/>
  <manifest:file-entry manifest:full-path="Pictures/100002010000017E00000048A19718FEA1F197C7.png" manifest:media-type="image/png"/>
  <manifest:file-entry manifest:full-path="Pictures/100002010000023200000053C245FB9BF1FE34B7.png" manifest:media-type="image/png"/>
  <manifest:file-entry manifest:full-path="Pictures/10000201000002EE0000005383DAFE04B2F283B2.png" manifest:media-type="image/png"/>
  <manifest:file-entry manifest:full-path="Pictures/100002010000022E0000003CD6DF01C3106DB8AF.png" manifest:media-type="image/png"/>
  <manifest:file-entry manifest:full-path="Pictures/10000201000003080000005369BC64FF49A723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solid" draw:fill-color="#eeeeee" draw:textarea-horizontal-align="justify" draw:textarea-vertical-align="middle" draw:auto-grow-height="false" fo:min-height="6.88cm" fo:min-width="7.41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25cm" fo:min-width="4.227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47cm" fo:min-width="4.227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676cm" fo:min-width="6.642cm" fo:padding-top="0.009cm" fo:padding-bottom="0.009cm" fo:padding-left="0.009cm" fo:padding-right="0.009cm"/>
    </style:style>
    <style:style style:name="gr5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668cm" fo:min-width="2.81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4.881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1.833cm" fo:padding-top="0.009cm" fo:padding-bottom="0.009cm" fo:padding-left="0.009cm" fo:padding-right="0.009cm"/>
    </style:style>
    <style:style style:name="gr8" style:family="graphic" style:parent-style-name="standard">
      <style:graphic-properties svg:stroke-color="#dddddd" draw:fill-color="#cccccc" draw:textarea-horizontal-align="justify" draw:textarea-vertical-align="middle" draw:auto-grow-height="false" fo:min-height="0.344cm" fo:min-width="0.817cm"/>
    </style:style>
    <style:style style:name="gr9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5cm" fo:min-width="1.738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29cm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8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29cm" fo:padding-top="0.009cm" fo:padding-bottom="0.009cm" fo:padding-left="0.009cm" fo:padding-right="0.009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527cm" fo:padding-top="0.009cm" fo:padding-bottom="0.009cm" fo:padding-left="0.009cm" fo:padding-right="0.009cm"/>
    </style:style>
    <style:style style:name="gr16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724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2.476cm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08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4cm" fo:min-width="2.673cm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4cm" fo:min-width="1.7cm" fo:padding-top="0.009cm" fo:padding-bottom="0.009cm" fo:padding-left="0.009cm" fo:padding-right="0.00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82cm" fo:min-width="0.092cm" fo:padding-top="0.009cm" fo:padding-bottom="0.009cm" fo:padding-left="0.009cm" fo:padding-right="0.009cm"/>
    </style:style>
    <style:style style:name="gr22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cm" fo:padding-top="0.009cm" fo:padding-bottom="0.009cm" fo:padding-left="0.009cm" fo:padding-right="0.009cm"/>
    </style:style>
    <style:style style:name="gr23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32cm" fo:padding-top="0.009cm" fo:padding-bottom="0.009cm" fo:padding-left="0.009cm" fo:padding-right="0.009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cccccc" draw:fill-color="#cccccc" draw:textarea-horizontal-align="justify" draw:textarea-vertical-align="middle" draw:auto-grow-height="false" fo:min-height="0.294cm" fo:min-width="0.77cm"/>
    </style:style>
    <style:style style:name="gr26" style:family="graphic" style:parent-style-name="standard">
      <style:graphic-properties svg:stroke-color="#dddddd" draw:fill-color="#cccccc" draw:textarea-horizontal-align="justify" draw:textarea-vertical-align="middle" draw:auto-grow-height="false" fo:min-height="0.343cm" fo:min-width="0.817cm"/>
    </style:style>
    <style:style style:name="gr27" style:family="graphic" style:parent-style-name="standard">
      <style:graphic-properties svg:stroke-color="#dddddd" draw:fill-color="#cccccc" draw:textarea-horizontal-align="justify" draw:textarea-vertical-align="middle" draw:auto-grow-height="false" fo:min-height="0.259cm" fo:min-width="0.816cm"/>
    </style:style>
    <style:style style:name="gr28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084cm" fo:padding-top="0.009cm" fo:padding-bottom="0.009cm" fo:padding-left="0.009cm" fo:padding-right="0.009cm"/>
    </style:style>
    <style:style style:name="gr29" style:family="graphic" style:parent-style-name="objectwithoutfill">
      <style:graphic-properties svg:stroke-width="0.018cm" svg:stroke-color="#666666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1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4cm" fo:min-width="2.674cm" fo:padding-top="0.009cm" fo:padding-bottom="0.009cm" fo:padding-left="0.009cm" fo:padding-right="0.009cm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fo:font-weight="bold" style:font-size-asian="8pt" style:font-size-complex="8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6pt" fo:font-weight="bold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7.428cm" svg:height="6.898cm" svg:x="0.827cm" svg:y="0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245cm" svg:height="0.343cm" svg:x="2.786cm" svg:y="0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245cm" svg:height="1.065cm" svg:x="2.786cm" svg:y="1.3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cm" svg:height="0.694cm" svg:x="0.916cm" svg:y="2.4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831cm" svg:height="0.686cm" svg:x="4.745cm" svg:y="3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99cm" svg:height="1.057cm" svg:x="1.915cm" svg:y="4.6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.851cm" svg:height="1.057cm" svg:x="3.33cm" svg:y="5.7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.633cm" svg:height="0.686cm" svg:x="1.051cm" svg:y="2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0.546cm" svg:y1="1.296cm" svg:x2="7.731cm" svg:y2="1.296cm">
          <text:p/>
        </draw:line>
        <draw:line draw:style-name="gr9" draw:text-style-name="P4" draw:layer="layout" svg:x1="0.546cm" svg:y1="2.409cm" svg:x2="7.731cm" svg:y2="2.409cm">
          <text:p/>
        </draw:line>
        <draw:line draw:style-name="gr9" draw:text-style-name="P4" draw:layer="layout" svg:x1="0.546cm" svg:y1="3.158cm" svg:x2="7.731cm" svg:y2="3.158cm">
          <text:p/>
        </draw:line>
        <draw:line draw:style-name="gr9" draw:text-style-name="P4" draw:layer="layout" svg:x1="0.546cm" svg:y1="3.9cm" svg:x2="7.731cm" svg:y2="3.9cm">
          <text:p/>
        </draw:line>
        <draw:custom-shape draw:style-name="gr10" draw:text-style-name="P2" draw:layer="layout" svg:width="1.756cm" svg:height="0.273cm" svg:x="1.817cm" svg:y="0.543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546cm" svg:y1="0.926cm" svg:x2="7.731cm" svg:y2="0.926cm">
          <text:p/>
        </draw:line>
        <draw:custom-shape draw:style-name="gr11" draw:text-style-name="P5" draw:layer="layout" svg:width="1.903cm" svg:height="0.272cm" svg:x="4.973cm" svg:y="0.9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847cm" svg:height="0.272cm" svg:x="2.957cm" svg:y="0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903cm" svg:height="0.273cm" svg:x="4.973cm" svg:y="1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847cm" svg:height="0.273cm" svg:x="2.957cm" svg:y="1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03cm" svg:height="0.272cm" svg:x="4.973cm" svg:y="1.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847cm" svg:height="0.272cm" svg:x="2.957cm" svg:y="1.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03cm" svg:height="0.272cm" svg:x="4.973cm" svg:y="2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847cm" svg:height="0.272cm" svg:x="2.957cm" svg:y="2.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545cm" svg:height="0.273cm" svg:x="2.936cm" svg:y="2.4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545cm" svg:height="0.273cm" svg:x="2.936cm" svg:y="2.8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742cm" svg:height="0.272cm" svg:x="0.942cm" svg:y="2.6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545cm" svg:height="0.273cm" svg:x="4.973cm" svg:y="3.20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94cm" svg:height="0.273cm" svg:x="4.973cm" svg:y="3.549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546cm" svg:y1="4.273cm" svg:x2="7.731cm" svg:y2="4.273cm">
          <text:p/>
        </draw:line>
        <draw:line draw:style-name="gr9" draw:text-style-name="P4" draw:layer="layout" svg:x1="0.546cm" svg:y1="4.647cm" svg:x2="7.731cm" svg:y2="4.647cm">
          <text:p/>
        </draw:line>
        <draw:frame draw:style-name="gr18" draw:text-style-name="P6" draw:layer="layout" svg:width="0.108cm" svg:height="0.239cm" svg:x="0.517cm" svg:y="1.013cm">
          <draw:text-box>
            <text:p><text:span text:style-name="T1">1</text:span></text:p>
          </draw:text-box>
        </draw:frame>
        <draw:frame draw:style-name="gr18" draw:text-style-name="P6" draw:layer="layout" svg:width="0.108cm" svg:height="0.239cm" svg:x="0.517cm" svg:y="1.794cm">
          <draw:text-box>
            <text:p><text:span text:style-name="T1">2</text:span></text:p>
          </draw:text-box>
        </draw:frame>
        <draw:frame draw:style-name="gr18" draw:text-style-name="P6" draw:layer="layout" svg:width="0.108cm" svg:height="0.239cm" svg:x="0.517cm" svg:y="2.688cm">
          <draw:text-box>
            <text:p><text:span text:style-name="T1">3</text:span></text:p>
          </draw:text-box>
        </draw:frame>
        <draw:frame draw:style-name="gr18" draw:text-style-name="P6" draw:layer="layout" svg:width="0.108cm" svg:height="0.239cm" svg:x="0.517cm" svg:y="3.413cm">
          <draw:text-box>
            <text:p><text:span text:style-name="T1">4</text:span></text:p>
          </draw:text-box>
        </draw:frame>
        <draw:frame draw:style-name="gr18" draw:text-style-name="P6" draw:layer="layout" svg:width="0.108cm" svg:height="0.239cm" svg:x="0.517cm" svg:y="3.985cm">
          <draw:text-box>
            <text:p><text:span text:style-name="T1">5</text:span></text:p>
          </draw:text-box>
        </draw:frame>
        <draw:custom-shape draw:style-name="gr19" draw:text-style-name="P2" xml:id="id8" draw:id="id8" draw:layer="layout" svg:width="2.691cm" svg:height="0.272cm" svg:x="3.212cm" svg:y="3.959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108cm" svg:height="0.239cm" svg:x="0.517cm" svg:y="4.359cm">
          <draw:text-box>
            <text:p><text:span text:style-name="T1">6</text:span></text:p>
          </draw:text-box>
        </draw:frame>
        <draw:custom-shape draw:style-name="gr20" draw:text-style-name="P2" draw:layer="layout" svg:width="1.718cm" svg:height="0.272cm" svg:x="3.206cm" svg:y="4.327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108cm" svg:height="0.239cm" svg:x="0.517cm" svg:y="5.107cm">
          <draw:text-box>
            <text:p><text:span text:style-name="T1">7</text:span></text:p>
          </draw:text-box>
        </draw:frame>
        <draw:custom-shape draw:style-name="gr21" draw:text-style-name="P7" draw:layer="layout" svg:width="0.218cm" svg:height="0.571cm" svg:x="4.183cm" svg:y="0.35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7" draw:layer="layout" svg:width="0.218cm" svg:height="0.571cm" svg:x="6.242cm" svg:y="0.3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5" draw:layer="layout" svg:width="1.818cm" svg:height="0.273cm" svg:x="2.001cm" svg:y="5.37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546cm" svg:y1="5.767cm" svg:x2="7.731cm" svg:y2="5.767cm">
          <text:p/>
        </draw:line>
        <draw:custom-shape draw:style-name="gr23" draw:text-style-name="P5" draw:layer="layout" svg:width="1.85cm" svg:height="0.273cm" svg:x="4.864cm" svg:y="5.378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0.189cm" svg:height="0.15cm" svg:x="4.193cm" svg:y="0.143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24" draw:text-style-name="P8" draw:layer="layout" svg:width="0.174cm" svg:height="0.15cm" svg:x="6.26cm" svg:y="0.143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24" draw:text-style-name="P8" draw:layer="layout" svg:width="1.152cm" svg:height="0.204cm" svg:x="3.179cm" svg:y="1.395cm">
          <draw:image xlink:href="Pictures/10000201000001EA00000053EA13CD638D2360BC.png" xlink:type="simple" xlink:show="embed" xlink:actuate="onLoad" loext:mime-type="image/png">
            <text:p/>
          </draw:image>
        </draw:frame>
        <draw:frame draw:style-name="gr24" draw:text-style-name="P8" draw:layer="layout" svg:width="1.489cm" svg:height="0.192cm" svg:x="3.184cm" svg:y="1.77cm">
          <draw:image xlink:href="Pictures/10000201000002A500000053D55AD0D60E7EBB5A.png" xlink:type="simple" xlink:show="embed" xlink:actuate="onLoad" loext:mime-type="image/png">
            <text:p/>
          </draw:image>
        </draw:frame>
        <draw:frame draw:style-name="gr24" draw:text-style-name="P8" draw:layer="layout" svg:width="1.46cm" svg:height="0.18cm" svg:x="3.16cm" svg:y="2.137cm">
          <draw:image xlink:href="Pictures/10000201000002C100000053C813632072EAE5F5.png" xlink:type="simple" xlink:show="embed" xlink:actuate="onLoad" loext:mime-type="image/png">
            <text:p/>
          </draw:image>
        </draw:frame>
        <draw:frame draw:style-name="gr24" draw:text-style-name="P8" draw:layer="layout" svg:width="0.665cm" svg:height="0.15cm" svg:x="2.007cm" svg:y="0.613cm">
          <draw:image xlink:href="Pictures/10000201000001170000003CE38B35DD16678A40.png" xlink:type="simple" xlink:show="embed" xlink:actuate="onLoad" loext:mime-type="image/png">
            <text:p/>
          </draw:image>
        </draw:frame>
        <draw:custom-shape draw:style-name="gr25" draw:text-style-name="P3" xml:id="id6" draw:id="id6" draw:layer="layout" svg:width="1.54cm" svg:height="0.588cm" svg:x="5.196cm" svg:y="2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8" draw:layer="layout" svg:width="0.871cm" svg:height="0.172cm" svg:x="5.524cm" svg:y="2.675cm">
          <draw:image xlink:href="Pictures/100002010000017E00000048A19718FEA1F197C7.png" xlink:type="simple" xlink:show="embed" xlink:actuate="onLoad" loext:mime-type="image/png">
            <text:p/>
          </draw:image>
        </draw:frame>
        <draw:frame draw:style-name="gr24" draw:text-style-name="P8" draw:layer="layout" svg:width="0.991cm" svg:height="0.157cm" svg:x="3.094cm" svg:y="2.518cm">
          <draw:image xlink:href="Pictures/10000201000001F00000004B16353825851D77F5.png" xlink:type="simple" xlink:show="embed" xlink:actuate="onLoad" loext:mime-type="image/png">
            <text:p/>
          </draw:image>
        </draw:frame>
        <draw:frame draw:style-name="gr24" draw:text-style-name="P8" draw:layer="layout" svg:width="1.275cm" svg:height="0.198cm" svg:x="5.057cm" svg:y="1.401cm">
          <draw:image xlink:href="Pictures/100002010000023200000053C245FB9BF1FE34B7.png" xlink:type="simple" xlink:show="embed" xlink:actuate="onLoad" loext:mime-type="image/png">
            <text:p/>
          </draw:image>
        </draw:frame>
        <draw:frame draw:style-name="gr24" draw:text-style-name="P8" draw:layer="layout" svg:width="1.698cm" svg:height="0.197cm" svg:x="5.069cm" svg:y="1.761cm">
          <draw:image xlink:href="Pictures/10000201000002EE0000005383DAFE04B2F283B2.png" xlink:type="simple" xlink:show="embed" xlink:actuate="onLoad" loext:mime-type="image/png">
            <text:p/>
          </draw:image>
        </draw:frame>
        <draw:frame draw:style-name="gr24" draw:text-style-name="P8" draw:layer="layout" svg:width="1.622cm" svg:height="0.182cm" svg:x="5.033cm" svg:y="2.135cm">
          <draw:image xlink:href="Pictures/10000201000003080000005369BC64FF49A723D6.png" xlink:type="simple" xlink:show="embed" xlink:actuate="onLoad" loext:mime-type="image/png">
            <text:p/>
          </draw:image>
        </draw:frame>
        <draw:frame draw:style-name="gr24" draw:text-style-name="P8" draw:layer="layout" svg:width="0.95cm" svg:height="0.157cm" svg:x="3.063cm" svg:y="2.876cm">
          <draw:image xlink:href="Pictures/10000201000001DC0000004B552935B5882EB071.png" xlink:type="simple" xlink:show="embed" xlink:actuate="onLoad" loext:mime-type="image/png">
            <text:p/>
          </draw:image>
        </draw:frame>
        <draw:frame draw:style-name="gr24" draw:text-style-name="P8" draw:layer="layout" svg:width="0.969cm" svg:height="0.177cm" svg:x="5.156cm" svg:y="3.263cm">
          <draw:image xlink:href="Pictures/10000201000001A0000000487DCF4935FD5B7486.png" xlink:type="simple" xlink:show="embed" xlink:actuate="onLoad" loext:mime-type="image/png">
            <text:p/>
          </draw:image>
        </draw:frame>
        <draw:frame draw:style-name="gr24" draw:text-style-name="P8" draw:layer="layout" svg:width="2.304cm" svg:height="0.199cm" svg:x="5.112cm" svg:y="3.575cm">
          <draw:image xlink:href="Pictures/10000201000003EB00000053581693052335040E.png" xlink:type="simple" xlink:show="embed" xlink:actuate="onLoad" loext:mime-type="image/png">
            <text:p/>
          </draw:image>
        </draw:frame>
        <draw:frame draw:style-name="gr24" draw:text-style-name="P8" draw:layer="layout" svg:width="2.375cm" svg:height="0.201cm" svg:x="3.353cm" svg:y="4.014cm">
          <draw:image xlink:href="Pictures/1000020100000404000000533197B378BD4A8C5A.png" xlink:type="simple" xlink:show="embed" xlink:actuate="onLoad" loext:mime-type="image/png">
            <text:p/>
          </draw:image>
        </draw:frame>
        <draw:frame draw:style-name="gr24" draw:text-style-name="P8" draw:layer="layout" svg:width="1.418cm" svg:height="0.16cm" svg:x="3.335cm" svg:y="4.406cm">
          <draw:image xlink:href="Pictures/100002010000022E0000003CD6DF01C3106DB8AF.png" xlink:type="simple" xlink:show="embed" xlink:actuate="onLoad" loext:mime-type="image/png">
            <text:p/>
          </draw:image>
        </draw:frame>
        <draw:frame draw:style-name="gr24" draw:text-style-name="P8" xml:id="id2" draw:id="id2" draw:layer="layout" svg:width="1.557cm" svg:height="0.201cm" svg:x="2.03cm" svg:y="5.413cm">
          <draw:image xlink:href="Pictures/10000201000002630000004B76622CDDCE67BE71.png" xlink:type="simple" xlink:show="embed" xlink:actuate="onLoad" loext:mime-type="image/png">
            <text:p/>
          </draw:image>
        </draw:frame>
        <draw:frame draw:style-name="gr24" draw:text-style-name="P8" xml:id="id3" draw:id="id3" draw:layer="layout" svg:width="1.614cm" svg:height="0.192cm" svg:x="4.963cm" svg:y="5.422cm">
          <draw:image xlink:href="Pictures/10000201000002950000004B5E35831FE5E2FB61.png" xlink:type="simple" xlink:show="embed" xlink:actuate="onLoad" loext:mime-type="image/png">
            <text:p/>
          </draw:image>
        </draw:frame>
        <draw:frame draw:style-name="gr24" draw:text-style-name="P8" draw:layer="layout" svg:width="1.559cm" svg:height="0.198cm" svg:x="3.031cm" svg:y="1.03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24" draw:text-style-name="P8" draw:layer="layout" svg:width="1.633cm" svg:height="0.195cm" svg:x="5.064cm" svg:y="1.025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26" draw:text-style-name="P3" xml:id="id11" draw:id="id11" draw:layer="layout" svg:width="1.633cm" svg:height="0.685cm" svg:x="3.451cm" svg:y="6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8" draw:layer="layout" svg:width="0.462cm" svg:height="0.161cm" svg:x="4.044cm" svg:y="6.415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27" draw:text-style-name="P3" xml:id="id1" draw:id="id1" draw:layer="layout" svg:width="1.632cm" svg:height="0.517cm" svg:x="3.521cm" svg:y="4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8" draw:layer="layout" svg:width="0.73cm" svg:height="0.19cm" svg:x="3.998cm" svg:y="4.894cm">
          <draw:image xlink:href="Pictures/100002010000011F000000478871843D5E50AD37.png" xlink:type="simple" xlink:show="embed" xlink:actuate="onLoad" loext:mime-type="image/png">
            <text:p/>
          </draw:image>
        </draw:frame>
        <draw:custom-shape draw:style-name="gr28" draw:text-style-name="P5" draw:layer="layout" svg:width="1.102cm" svg:height="0.272cm" svg:x="3.687cm" svg:y="5.84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0.904cm" svg:height="0.2cm" svg:x="3.73cm" svg:y="5.88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24" draw:text-style-name="P8" draw:layer="layout" svg:width="0.546cm" svg:height="0.199cm" svg:x="2.892cm" svg:y="0.588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29" draw:text-style-name="P4" draw:layer="layout" svg:x1="3.521cm" svg:y1="4.981cm" svg:x2="2.808cm" svg:y2="5.413cm" draw:start-shape="id1" draw:start-glue-point="5" draw:end-shape="id2" draw:end-glue-point="0" svg:d="M3521 4981h-713v432" svg:viewBox="0 0 714 433">
          <text:p/>
        </draw:connector>
        <draw:connector draw:style-name="gr29" draw:text-style-name="P9" draw:layer="layout" svg:x1="5.153cm" svg:y1="4.981cm" svg:x2="5.77cm" svg:y2="5.422cm" draw:start-shape="id1" draw:start-glue-point="7" draw:end-shape="id3" draw:end-glue-point="0" svg:d="M5153 4981h617v441" svg:viewBox="0 0 618 442">
          <text:p/>
        </draw:connector>
        <draw:frame draw:style-name="gr30" draw:text-style-name="P10" draw:layer="layout" svg:width="0.217cm" svg:height="0.239cm" svg:x="5.422cm" svg:y="4.994cm">
          <draw:text-box>
            <text:p><text:span text:style-name="T2">1</text:span></text:p>
          </draw:text-box>
        </draw:frame>
        <draw:frame draw:style-name="gr30" draw:text-style-name="P10" draw:layer="layout" svg:width="0.183cm" svg:height="0.239cm" svg:x="3.183cm" svg:y="4.981cm">
          <draw:text-box>
            <text:p><text:span text:style-name="T2">0</text:span></text:p>
          </draw:text-box>
        </draw:frame>
        <draw:frame draw:style-name="gr18" draw:text-style-name="P6" draw:layer="layout" svg:width="0.108cm" svg:height="0.239cm" svg:x="0.517cm" svg:y="6.187cm">
          <draw:text-box>
            <text:p><text:span text:style-name="T1">8</text:span></text:p>
          </draw:text-box>
        </draw:frame>
        <draw:connector draw:style-name="gr31" draw:text-style-name="P4" draw:layer="layout" svg:x1="1.868cm" svg:y1="3.117cm" svg:x2="3.33cm" svg:y2="6.317cm" draw:start-shape="id4" draw:start-glue-point="6" draw:end-shape="id5" draw:end-glue-point="3" svg:d="M1868 3117v3200h1462" svg:viewBox="0 0 1463 3201">
          <text:p/>
        </draw:connector>
        <draw:connector draw:style-name="gr31" draw:text-style-name="P4" draw:layer="layout" draw:line-skew="-0.083cm" svg:x1="6.736cm" svg:y1="2.766cm" svg:x2="7.576cm" svg:y2="3.525cm" draw:start-shape="id6" draw:start-glue-point="7" draw:end-shape="id7" draw:end-glue-point="1" svg:d="M6736 2766h1265v759h-425" svg:viewBox="0 0 1266 760">
          <text:p/>
        </draw:connector>
        <draw:frame draw:style-name="gr32" draw:text-style-name="P10" draw:layer="layout" svg:width="0.5cm" svg:height="0.477cm" svg:x="6.858cm" svg:y="2.79cm">
          <draw:text-box>
            <text:p><text:span text:style-name="T2">Yes</text:span></text:p>
          </draw:text-box>
        </draw:frame>
        <draw:connector draw:style-name="gr31" draw:text-style-name="P4" draw:layer="layout" svg:x1="5.196cm" svg:y1="2.766cm" svg:x2="4.557cm" svg:y2="3.959cm" draw:start-shape="id6" draw:start-glue-point="5" draw:end-shape="id8" draw:end-glue-point="0" svg:d="M5196 2766h-639v1193" svg:viewBox="0 0 640 1194">
          <text:p/>
        </draw:connector>
        <draw:frame draw:style-name="gr30" draw:text-style-name="P10" draw:layer="layout" svg:width="0.318cm" svg:height="0.239cm" svg:x="4.727cm" svg:y="2.79cm">
          <draw:text-box>
            <text:p><text:span text:style-name="T2">No</text:span></text:p>
          </draw:text-box>
        </draw:frame>
        <draw:connector draw:style-name="gr31" draw:text-style-name="P4" draw:layer="layout" svg:x1="2.786cm" svg:y1="1.858cm" svg:x2="1.868cm" svg:y2="2.431cm" draw:start-shape="id9" draw:start-glue-point="3" draw:end-shape="id4" draw:end-glue-point="4" svg:d="M2786 1858h-918v573" svg:viewBox="0 0 919 574">
          <text:p/>
        </draw:connector>
        <draw:connector draw:style-name="gr31" draw:text-style-name="P4" draw:layer="layout" draw:line-skew="0.589cm" svg:x1="5.048cm" svg:y1="6.475cm" svg:x2="7.031cm" svg:y2="1.109cm" draw:end-shape="id10" draw:end-glue-point="1" svg:d="M5048 6475h3080v-5366h-1097" svg:viewBox="0 0 3081 5367">
          <text:p/>
        </draw:connector>
        <draw:frame draw:style-name="gr32" draw:text-style-name="P10" draw:layer="layout" svg:width="2.483cm" svg:height="0.477cm" svg:x="0.565cm" svg:y="0.082cm">
          <draw:text-box>
            <text:p><text:span text:style-name="T2">(a) Initiation Interval (II) = 1</text:span></text:p>
          </draw:text-box>
        </draw:frame>
        <draw:frame draw:style-name="gr32" draw:text-style-name="P10" draw:layer="layout" svg:width="2.61cm" svg:height="0.477cm" svg:x="0.537cm" svg:y="7.415cm">
          <draw:text-box>
            <text:p><text:span text:style-name="T2">(b) Iteration Latency (IL) = 8</text:span></text:p>
          </draw:text-box>
        </draw:frame>
        <draw:frame draw:style-name="gr32" draw:text-style-name="P10" draw:layer="layout" svg:width="0.987cm" svg:height="0.477cm" svg:x="6.604cm" svg:y="2.501cm">
          <draw:text-box>
            <text:p><text:span text:style-name="T2">Overflow</text:span></text:p>
          </draw:text-box>
        </draw:frame>
        <draw:frame draw:style-name="gr32" draw:text-style-name="P10" draw:layer="layout" svg:width="1.143cm" svg:height="0.477cm" svg:x="6.549cm" svg:y="3.219cm">
          <draw:text-box>
            <text:p><text:span text:style-name="T2">Correction</text:span></text:p>
          </draw:text-box>
        </draw:frame>
        <draw:frame draw:style-name="gr30" draw:text-style-name="P10" draw:layer="layout" svg:width="0.318cm" svg:height="0.239cm" svg:x="1.899cm" svg:y="3.42cm">
          <draw:text-box>
            <text:p><text:span text:style-name="T2">No</text:span></text:p>
          </draw:text-box>
        </draw:frame>
        <draw:custom-shape draw:style-name="gr33" draw:text-style-name="P2" xml:id="id12" draw:id="id12" draw:layer="layout" svg:width="2.692cm" svg:height="0.272cm" svg:x="2.922cm" svg:y="7.72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054cm" svg:height="0.692cm" svg:x="2.723cm" svg:y="8.182cm">
          <draw:image xlink:href="Pictures/1000020100000494000000FD185FA05E6D167837.png" xlink:type="simple" xlink:show="embed" xlink:actuate="onLoad" loext:mime-type="image/png">
            <text:p/>
          </draw:image>
        </draw:frame>
        <draw:frame draw:style-name="gr24" draw:text-style-name="P8" draw:layer="layout" svg:width="1.844cm" svg:height="0.215cm" svg:x="3.344cm" svg:y="7.757cm">
          <draw:image xlink:href="Pictures/10000201000002EC00000053AD30ED86EDDD34F7.png" xlink:type="simple" xlink:show="embed" xlink:actuate="onLoad" loext:mime-type="image/png">
            <text:p/>
          </draw:image>
        </draw:frame>
        <draw:frame draw:style-name="gr32" draw:text-style-name="P10" draw:layer="layout" svg:width="0.601cm" svg:height="0.477cm" svg:x="5.241cm" svg:y="6.208cm">
          <draw:text-box>
            <text:p><text:span text:style-name="T2">Yes</text:span></text:p>
          </draw:text-box>
        </draw:frame>
        <draw:connector draw:style-name="gr31" draw:text-style-name="P4" draw:layer="layout" svg:x1="4.268cm" svg:y1="6.807cm" svg:x2="4.268cm" svg:y2="7.725cm" draw:start-shape="id11" draw:start-glue-point="6" draw:end-shape="id12" draw:end-glue-point="0" svg:d="M4268 6807v918" svg:viewBox="0 0 1 919">
          <text:p/>
        </draw:connector>
        <draw:frame draw:style-name="gr30" draw:text-style-name="P10" draw:layer="layout" svg:width="0.318cm" svg:height="0.239cm" svg:x="4.385cm" svg:y="6.928cm">
          <draw:text-box>
            <text:p><text:span text:style-name="T2">No</text:span></text:p>
          </draw:text-box>
        </draw:frame>
        <draw:frame draw:style-name="gr32" draw:text-style-name="P11" draw:layer="layout" svg:width="0.462cm" svg:height="0.477cm" svg:x="0.418cm" svg:y="0.586cm">
          <draw:text-box>
            <text:p><text:span text:style-name="T3">Clk</text:span></text:p>
          </draw:text-box>
        </draw:frame>
        <draw:frame draw:style-name="gr34" draw:text-style-name="P12" draw:layer="layout" svg:width="1.193cm" svg:height="0.186cm" svg:x="1.273cm" svg:y="2.697cm">
          <draw:image xlink:href="Pictures/10000201000001F40000004EDC406253BDC1AA4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02:38:58.162212761</dc:date>
    <meta:editing-duration>PT3H58M28S</meta:editing-duration>
    <meta:editing-cycles>20</meta:editing-cycles>
    <meta:generator>LibreOffice/6.4.7.2$Linux_X86_64 LibreOffice_project/40$Build-2</meta:generator>
    <meta:document-statistic meta:object-count="96"/>
  </office:meta>
</office:document-meta>
</file>